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variant="normal" fo:text-transform="none" fo:color="#222222" style:font-name="Poppins" fo:font-style="normal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76831622563090733" text:style-name="L3">
        <text:list-item>
          <text:p text:style-name="P3"><text:span text:style-name="T2">I</text:span><text:span text:style-name="T1">S IT A REQUIREMENT THAT YOU COMMUNICATE EVERY DAY WITH YOUR SIGNIFICANT OTHER (VIA PHONE, TEXT, IN PERSON, WHATEVER)?</text:span></text:p>
        </text:list-item>
      </text:list>
      <text:list xml:id="list9112784551918484031" text:style-name="L1">
        <text:list-item>
          <text:p text:style-name="P1"><text:s/>Are you a dominant person, someone who likes to have their own way.</text:p>
        </text:list-item>
      </text:list>
      <text:list xml:id="list4247214278899745351" text:style-name="L2">
        <text:list-item>
          <text:p text:style-name="P2">You prefer going out to being a homebody.</text:p>
        </text:list-item>
        <text:list-item>
          <text:p text:style-name="P2">You prefer spontaneity to planning detailed events.</text:p>
        </text:list-item>
        <text:list-item>
          <text:p text:style-name="P2">Is social media an important part of your life</text:p>
        </text:list-item>
        <text:list-item>
          <text:p text:style-name="P2">In times of urgency, you easily are stressed out </text:p>
        </text:list-item>
        <text:list-item>
          <text:p text:style-name="P2">Are you more shy and introverted?</text:p>
        </text:list-item>
        <text:list-item>
          <text:p text:style-name="P2">You feel little sympathy for others.</text:p>
        </text:list-item>
        <text:list-item>
          <text:p text:style-name="P2">You have an interest in art, music, and/or literature.</text:p>
        </text:list-item>
        <text:list-item>
          <text:p text:style-name="P2">You are comfortable and secure in yourself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sha Smith</meta:initial-creator>
    <meta:creation-date>2018-09-26T18:14:35.45</meta:creation-date>
    <dc:date>2018-09-28T23:27:06.79</dc:date>
    <dc:creator>Natasha Smith</dc:creator>
    <meta:editing-duration>PT36M4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0" meta:word-count="103" meta:character-count="560"/>
  </office:meta>
</office:document-meta>
</file>